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4pt" style:font-name-asian="Comic Sans MS1" style:font-size-asian="14pt" style:font-name-complex="Comic Sans MS1" style:font-size-complex="14pt"/>
    </style:style>
    <style:style style:name="P2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color="#ff0000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2" style:family="text"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3" style:family="text">
      <style:text-properties style:font-name="Comic Sans MS" fo:font-size="14pt" style:font-name-asian="Comic Sans MS1" style:font-size-asian="14pt" style:font-name-complex="Comic Sans MS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C1 </text:span><text:span text:style-name="T2">- Reescrever o Programa ElementosDistintosII em Tupy, tal que o vetor A de entrada não seja ordenado. Portanto, é necessário ordenar o vetor antes contar o número de elementos distintos.</text:span></text:p>
      <text:p text:style-name="P1"/>
      <text:p text:style-name="P1"/>
      <text:p text:style-name="Standard"><text:span text:style-name="T3">inteiro NumeroElementosDistintos(ref inteiro[] V):</text:span></text:p>
      <text:p text:style-name="Standard"><text:span text:style-name="T3"><text:s text:c="4"/>#Dado: vetor V ordenado</text:span></text:p>
      <text:p text:style-name="Standard"><text:span text:style-name="T3"><text:s text:c="4"/>inteiro i, n, ned</text:span></text:p>
      <text:p text:style-name="Standard"><text:span text:style-name="T3"><text:s text:c="4"/>n &lt;- |V|</text:span></text:p>
      <text:p text:style-name="Standard"><text:span text:style-name="T3"><text:s text:c="4"/>ned &lt;- 0 </text:span></text:p>
      <text:p text:style-name="Standard"><text:span text:style-name="T3"><text:s text:c="4"/></text:span></text:p>
      <text:p text:style-name="Standard"><text:span text:style-name="T3"><text:s text:c="4"/>para i &lt;- 1 até n:</text:span></text:p>
      <text:p text:style-name="Standard"><text:span text:style-name="T3"><text:s text:c="16"/></text:span></text:p>
      <text:p text:style-name="Standard"><text:span text:style-name="T3"><text:s text:c="12"/>se (V[i] != V[i-1]): <text:s text:c="2"/></text:span></text:p>
      <text:p text:style-name="Standard"><text:span text:style-name="T3"><text:s text:c="16"/>ned &lt;- ned+1 </text:span></text:p>
      <text:p text:style-name="Standard"><text:span text:style-name="T3"><text:s text:c="16"/></text:span></text:p>
      <text:p text:style-name="Standard"><text:span text:style-name="T3"><text:s text:c="4"/>retornar ned</text:span></text:p>
      <text:p text:style-name="Standard"><text:span text:style-name="T3">~~~~~~~~~~~~~~~~~~~~~~~~~~~~~~~~~~~~~</text:span></text:p>
      <text:p text:style-name="Standard"><text:span text:style-name="T3">inteiro A[*], elem, i</text:span></text:p>
      <text:p text:style-name="Standard"><text:span text:style-name="T3">elem &lt;- -1; <text:s/>A &lt;- inserir(A, elem);</text:span></text:p>
      <text:p text:style-name="Standard"><text:span text:style-name="T3">para i &lt;-1 até 10 incl.:</text:span></text:p>
      <text:p text:style-name="Standard"><text:span text:style-name="T3"><text:s text:c="4"/>elem &lt;- inteiro_aleatório(20); <text:s/></text:span></text:p>
      <text:p text:style-name="Standard"><text:span text:style-name="T3"><text:s text:c="4"/>A &lt;- inserir(A, elem)</text:span></text:p>
      <text:p text:style-name="Standard"><text:span text:style-name="T3">~~~~~~~~~~~~~~~~~~~~~~~~~~~~~~~~~~~~~</text:span></text:p>
      <text:p text:style-name="P1"/>
      <text:p text:style-name="Standard"><text:span text:style-name="T3">escrever(NumeroElementosDistintos(A))</text:span></text:p>
      <text:p text:style-name="P1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1" meta:word-count="91" meta:character-count="703" meta:non-whitespace-character-count="526"/>
    <meta:generator>LibreOfficeDev/6.0.5.2$Linux_X86_64 LibreOffice_project/</meta:generator>
  </office:meta>
</office:document-meta>
</file>